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5f769" officeooo:paragraph-rsid="0005f7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2:16:48.631104499</meta:creation-date>
    <dc:date>2016-10-13T12:17:14.794923524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1.5.2$Linux_X86_64 LibreOffice_project/10$Build-2</meta:generator>
  </office:meta>
</office:document-meta>
</file>